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No_20_Spacing">
      <style:paragraph-properties fo:text-align="center" style:justify-single-word="false"/>
      <style:text-properties fo:font-size="14pt" fo:language="en" fo:country="GB" fo:font-weight="bold" style:font-size-asian="14pt" style:font-weight-asian="bold" style:font-size-complex="14pt"/>
    </style:style>
    <style:style style:name="P4" style:family="paragraph" style:parent-style-name="No_20_Spacing">
      <style:text-properties fo:font-size="12pt" style:font-size-asian="12pt" style:font-size-complex="12pt"/>
    </style:style>
    <style:style style:name="P5" style:family="paragraph" style:parent-style-name="No_20_Spacing">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No_20_Spacing">
      <style:text-properties fo:font-size="12pt" fo:font-style="normal" style:font-size-asian="12pt" style:font-style-asian="normal" style:font-size-complex="12pt" style:font-style-complex="normal"/>
    </style:style>
    <style:style style:name="P7" style:family="paragraph" style:parent-style-name="No_20_Spacing">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No_20_Spacing">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No_20_Spacing" style:master-page-name="Standard">
      <style:paragraph-properties fo:text-align="center" style:justify-single-word="false" style:page-number="auto"/>
      <style:text-properties fo:font-size="14pt" fo:language="en" fo:country="GB" fo:font-weight="bold" style:font-size-asian="14pt" style:font-weight-asian="bold" style:font-size-complex="14pt"/>
    </style:style>
    <style:style style:name="P10" style:family="paragraph" style:parent-style-name="No_20_Spacing">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duct Vision</text:p>
      <text:p text:style-name="P3">Nao Groep 1</text:p>
      <text:p text:style-name="P4">Dit document beschrijft de product vision en planning van groep 1. De eerste paragraaf beschrijft de product vision, de high-level product backlog en de roadmap. Vervolgens worden achtereenvolgens de product backlog en de “Definition of done” behandelt.</text:p>
      <text:p text:style-name="P4"/>
      <text:p text:style-name="P5">Product</text:p>
      <text:p text:style-name="P4">Product Vision</text:p>
      <text:p text:style-name="P4">Groep 2 heeft een interface nodig om de nao’s op een hoog abstractieniveau te kunnen besturen. Voor hen wordt “Enhanced Nao” gemaakt, software die al het low-level werk van de Nao-besturing verstopt achter een high-level API. In tegenstelling tot voorgaande soortgelijke producten, zal Enhanced Nao sneller en robuuster zijn. </text:p>
      <text:p text:style-name="P4"/>
      <text:p text:style-name="P4">High Level Product Backlog</text:p>
      <text:p text:style-name="P4">De Goal coördinator heeft een manier nodig om met de nao te kunnen communiceren op een hoog niveau. Hiervoor moet een API worden ontworpen en een communicatielaag worden geïmplementeerd. Dit kost ongeveer 2 tot 3 weken tijd en is absoluut noodzakelijk voor het project.</text:p>
      <text:p text:style-name="P4"/>
      <text:p text:style-name="P4">Changyun moet debugdata zoals positie en temperatuur kunnen aflezen. Hiervoor is een simpele en overzichtelijke GUI nodig. Dit kost ongeveer een week tijd en is niet heel belangrijk voor het project.</text:p>
      <text:p text:style-name="P4"/>
      <text:p text:style-name="P4">Koen Hindriks en Changyun willen dat het totale robotteam snel objecten kan vinden en ophalen. Hiervoor moet de software robuust en snel zijn. Daarbij moet de Nao zo efficient mogelijk naar ruimtes in het doolhof lopen en op een snelle en goede manier objecten oppaken, meenemen en loslaten. Er moet constant aandacht worden besteed aan het optimaliseren van het systeem. Deze taak zal het hele project lang duren en is belangrijk voor het project.</text:p>
      <text:p text:style-name="P4"/>
      <text:p text:style-name="P4">De Goal coördinator moet de robot kunnen laten navigeren door het doolhof. Hiervoor moet low-level navigatie software worden geproduceerd. Dit kost ongeveer 6 tot 8 weken tijd en is ook absoluut noodzakelijk voor het project.</text:p>
      <text:p text:style-name="P4"/>
      <text:p text:style-name="P4">De Goal coördinator moet informatie krijgen over objecten die de Nao ziet. Daarom moet het product informatie sturen naar de Goal coördinator als de Nao een object ziet. Dit is een combinatie van object-herkenning en communicatie. Het kost ongeveer 1 tot 2 weken om te implementeren.</text:p>
      <text:p text:style-name="P4"/>
      <text:p text:style-name="P4">De Goal coördinator moet de robot een object kunnen laten oppaken, dragen en loslaten. Hiervoor moet low-level coordinatie en herkennings software worden geproduceerd. Dit kost ongeveer 6 tot 8 weken tijd. Het belang voor het project is groot, omdat zonder deze implementatie geen objecten naar de drop-zone kunnen worden gebracht.</text:p>
      <text:p text:style-name="P4"/>
      <text:p text:style-name="P6">RoadMap</text:p>
      <text:p text:style-name="P4">Week 7: Ontwerp van de API moet af zijn. Communicatie laag moet af zijn, de methodes worden echter nog niet uitgevoerd.</text:p>
      <text:p text:style-name="P4"/>
      <text:p text:style-name="No_20_Spacing"><text:span text:style-name="T1">Week 2: De Nao kan navigeren door een</text:span><text:bookmark text:name="_GoBack"/><text:span text:style-name="T1"> lege ruimte en geeft het door als hij een object ziet. De GUI is af.</text:span></text:p>
      <text:p text:style-name="Standard"><text:soft-page-break/></text:p>
      <text:p text:style-name="Standard">Week 4: De Nao kan objecten oppakken, vast blijven houden en loslaten als hij stil staat.</text:p>
      <text:p text:style-name="Standard"/>
      <text:p text:style-name="Standard">Week 6: De Nao kan navigeren door een doolhof en objecten oppakken, meenemen en loslaten. Af en toe zal hij nog objecten laten vallen, omvallen, tegen een muur botsen, etc.</text:p>
      <text:p text:style-name="Standard"/>
      <text:p text:style-name="Standard">Week 8: Het product is af en voldoet aan alle voorwaarden genoemd in het High Level Product Backlog.</text:p>
      <text:p text:style-name="P1">Backlog (chronologisch)</text:p>
      <text:p text:style-name="P2">Libraries</text:p>
      <text:p text:style-name="P2">Er is kennis nodig over beschikbare libraries voor de Nao. Er zal onderzoek moeten worden gedaan naar libraries voor de Nao. Dit zal ongeveer 1 tot 2 weken duren en is belangrijk voor het project.</text:p>
      <text:p text:style-name="P2"/>
      <text:p text:style-name="P2">Architectuur</text:p>
      <text:p text:style-name="P2">Er is een basisontwerp nodig voor de architectuur van het product. Anders kan er niet goed worden samengewerkt en is niet goed bekend hoe het uiteindelijke programma zal werken. Hiervoor zal een basisontwerp van de archtectuur moeten worden bedacht en ontworpen. Dit ontwerp moet in een document worden vastgelegd voor de klanten. Dit zal ongeveer 1 tot 2 weken duren en is heel belangrijk voor het project.</text:p>
      <text:p text:style-name="P2"/>
      <text:p text:style-name="P2">Context seminar</text:p>
      <text:p text:style-name="P2">Koen Hindriks wil dat er een verslag wordt ingeleverd over de context seminars. Hiervoor moeten de seminars worden bijgewoond en een verslag worden geschreven. Dit zal ongeveer 5 weken duren.</text:p>
      <text:p text:style-name="P2"/>
      <text:p text:style-name="P2">API</text:p>
      <text:p text:style-name="P2">Groep 2 moet het programma commando’s kunnen geven. En er is kennis nodig over wat moet worden geïmplementeerd. Daarom moeten er een API worden ontworpen. Dit zal ongeveer 2 weken duren en is absoluut noodzakelijk voor het project.</text:p>
      <text:p text:style-name="P2"/>
      <text:p text:style-name="P2">Communicatie</text:p>
      <text:p text:style-name="P2">Groep 2 moet het programma commando's kunnen geven. Hiervoor moet een communicatielaag tussen het programma en Goal worden geproduceerd. Dit zal ongeveer 2 tot 3 weken werk kosten en is absoluut noodzakelijk voor het project.</text:p>
      <text:p text:style-name="P2"/>
      <text:p text:style-name="P2">GUI</text:p>
      <text:p text:style-name="P7">Changyun als gebruiker moet debugdata zoals positie en temperatuur kunnen aflezen. Hiervoor is een simpele en overzichtelijke GUI nodig. Dit kost ongeveer een week tijd en is niet heel belangrijk voor het project.</text:p>
      <text:p text:style-name="P7"/>
      <text:p text:style-name="P7">Nao laten lopen</text:p>
      <text:p text:style-name="P7">De software moet de robot opdracht kunnen geven om (ongeveer) een bepaalde afstand in een bepaalde richting te lopen. Hiervoor moet een methode worden geïmplementeerd. Dit zal ongeveer een week kosten en is absoluut noodzakelijk voor het project.</text:p>
      <text:p text:style-name="P7"/>
      <text:p text:style-name="P7">Map lezen</text:p>
      <text:p text:style-name="P7">Het product moet een map kunnen lezen en 'begrijpen' dat ontvangen wordt van de Goal coordinator. Hiervoor moeten 1 of meerdere klassen en methoden worden geïmplementeerd. Dit zal ongeveer 1 tot 2 weken duren en is heel belangrijk voor het project.</text:p>
      <text:p text:style-name="P7"><text:soft-page-break/></text:p>
      <text:p text:style-name="P7">Positie bijhouden/bepalen</text:p>
      <text:p text:style-name="P7">Het pathfinding gedeelte van de software en de goal coordinator moeten de positie van de Nao ontvangen. Hiervoor zal een stuk software moeten worden geprogrammeerd dat de positie van de Nao kan bijhouden of bepalen en deze door kan geven. Dit zal ongeveer 4 tot 6 weken duren en is heel belangrijk voor het project. </text:p>
      <text:p text:style-name="P7"/>
      <text:p text:style-name="P7">Path Finding</text:p>
      <text:p text:style-name="P7">De software zal voor groep 2 aan de hand van de map en zijn positie moeten kunnen bepalen hoe hij moet lopen om op een bepaalde positie te komen. Dit zal ongeveer 2 tot 3 weken duren en is heel belangrijk voor het project.</text:p>
      <text:p text:style-name="P7"/>
      <text:p text:style-name="P7">Afstand bepalen</text:p>
      <text:p text:style-name="P7">Om objecten te kunnen oppakken en goed te kunnen navigeren moet de Nao de afstand tot objecten en obstakels kunnen bepalen. Hiervoor moet software worden geschreven. Dit zal ongeveer 1 tot 3 weken duren en is heel belangrijk voor het project.</text:p>
      <text:p text:style-name="P7"><text:s/></text:p>
      <text:p text:style-name="P7">Objecten herkennen</text:p>
      <text:p text:style-name="P7">Zodat het programma een object kan laten opppakken moet de Nao objecten kunnen herkennen. Hiervoor zal hij een aantal objecten aangeleerd moeten krijgen. Dit zal ongeveer een week tijd kosten en is absoluut noodzakelijk voor het project.</text:p>
      <text:p text:style-name="P7"/>
      <text:p text:style-name="P7">Objecten doorgeven</text:p>
      <text:p text:style-name="P7">De Goal coördinator moet weten waar objecten zich bevinden in het doolhof. Het product zal daarom aan de Goal coördinator moeten doorgeven wanneer hij een object ziet. Dit zal ongeveer een halve week tot een week tijd kosten en is belangrijk voor het project.</text:p>
      <text:p text:style-name="P7"/>
      <text:p text:style-name="P7">Objecten oppakken</text:p>
      <text:p text:style-name="P7">Voor groep 2 is het nodig dat de Nao een object kan oppakken. Hiervoor zullen bewegingen aan de Nao moeten worden geleerd en 1 of meerdere methodes worden geïmplementeerd. Dit zal ongeveer 2 tot 5 weken duren en is absoluut noodzakelijk voor het project.</text:p>
      <text:p text:style-name="P7"/>
      <text:p text:style-name="P7">Objecten meenemen</text:p>
      <text:p text:style-name="P7">Groep 2 vereist dat de Nao een object vast kan blijven houden en mee kan nemen tijdens het lopen. Hiervoor zullen bewegingen aan de Nao moeten worden geleerd en 1 of meerdere methodes worden geïmplementeerd. Dit zal ongeveer 2 tot 5 weken duren en is absoluut noodzakelijk voor het project.</text:p>
      <text:p text:style-name="P7"/>
      <text:p text:style-name="P7">Objecten loslaten/neerleggen</text:p>
      <text:p text:style-name="P7">Groep 2 vereist dat de Nao een object los kan laten/neer kan leggen op een specifieke positie. Hiervoor zullen bewegingen aan de Nao moeten worden geleerd en 1 of meerdere methodes worden geïmplementeerd. Dit zal ongeveer 2 tot 5 weken duren en is absoluut noodzakelijk voor het project.</text:p>
      <text:p text:style-name="P7"/>
      <text:p text:style-name="P7">Verslag</text:p>
      <text:p text:style-name="P7">Alle klanten moeten informatie over het product kunnen raadplegen in een verslag. Hiervoor moeten er een verslag worden geschreven over het product en het ontwikkelproces. Dit zal ongeveer 3 weken tijd kosten en is absoluut noodzakelijk.</text:p>
      <text:p text:style-name="P7"/>
      <text:p text:style-name="P8">Definition of Done</text:p>
      <text:p text:style-name="P7"><text:soft-page-break/>Een kennisvergaringsopdracht is klaar als het met de groep besproken is, er een kort stukje over geschreven is en het is goedgekeurd door de groep.</text:p>
      <text:p text:style-name="P7"/>
      <text:p text:style-name="P7">Een document is af als het door iemand anders van de groep is nagekeken en goedgekeurd.</text:p>
      <text:p text:style-name="P7"/>
      <text:p text:style-name="P7">Een stuk programmatuur is af als het is getest met unit tests en met de Nao. Het moet al de tests halen en voldoen aan de vooraf gestelde eisen. De tests moeten dan ook testen of de software voldoet aan die eisen.</text:p>
      <text:p text:style-name="P7"/>
      <text:p text:style-name="P7"/>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rik Oostenbrink</meta:initial-creator>
    <dc:creator>Jorik Oostenbrink</dc:creator>
    <meta:editing-cycles>8</meta:editing-cycles>
    <meta:creation-date>2013-02-27T14:11:00</meta:creation-date>
    <dc:date>2013-03-06T15:16:39.39</dc:date>
    <meta:editing-duration>PT2H5M41S</meta:editing-duration>
    <meta:generator>OpenOffice.org/3.3$Win32 OpenOffice.org_project/330m20$Build-9567</meta:generator>
    <meta:document-statistic meta:table-count="0" meta:image-count="0" meta:object-count="0" meta:page-count="4" meta:paragraph-count="59" meta:word-count="1322" meta:character-count="8024"/>
    <meta:user-defined meta:name="AppVersion">14.0000</meta:user-defined>
    <meta:user-defined meta:name="Company">TU Del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1A17EB17" xlink:href=""/>
  </office:meta>
</office:document-meta>
</file>